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weight="bold"/>
    </style:style>
    <style:style style:name="T1" style:family="text">
      <style:text-properties fo:font-style="italic"/>
    </style:style>
    <style:style style:name="T2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line-break/>You (p) had played</text:span> badminton before arriving</text:p>
      <text:p text:style-name="P1"><text:span text:style-name="T1">Habíais jugado</text:span> al bádminton antes de llegar</text:p>
      <text:p text:style-name="P2">Indicative past perfect</text:p>
      <text:p text:style-name="P2"/>
      <text:p text:style-name="P1">He regrets that <text:span text:style-name="T1">you are</text:span> the first</text:p>
      <text:p text:style-name="P1">Lamenta que <text:span text:style-name="T1">seas</text:span> el primero</text:p>
      <text:p text:style-name="P2">Present subjunctive (emotion)</text:p>
      <text:p text:style-name="P1"/>
      <text:p text:style-name="P1"><text:span text:style-name="T1">I would have bought</text:span> tea but I didn’t have the money</text:p>
      <text:p text:style-name="P1"><text:span text:style-name="T1">Habría comprado</text:span> té pero no tenía dinero</text:p>
      <text:p text:style-name="P2">Indicative Imperfect (hypothetical)</text:p>
      <text:p text:style-name="P2"/>
      <text:p text:style-name="P1">It surprises me that <text:span text:style-name="T1">you have gone</text:span> to London</text:p>
      <text:p text:style-name="P1">Me sorprende que <text:span text:style-name="T1">hayas ido</text:span> a Londres</text:p>
      <text:p text:style-name="P2">Subjunctive present perfect (emotion)</text:p>
      <text:p text:style-name="P2"/>
      <text:p text:style-name="P1">I asked you <text:span text:style-name="T1">to set</text:span> the table</text:p>
      <text:p text:style-name="P1">Te pedí que <text:span text:style-name="T1">pusieras</text:span> la mesa</text:p>
      <text:p text:style-name="P2">Imperfect subjunctive (emotion - failed expectation)</text:p>
      <text:p text:style-name="P2"/>
      <text:p text:style-name="P1"><text:span text:style-name="T1">She had encouraged</text:span> my soccer team</text:p>
      <text:p text:style-name="P1"><text:span text:style-name="T1">Había animado</text:span> a mi equipo de fútbol</text:p>
      <text:p text:style-name="P2">Past Perfect indicative (implied action preceded by action)</text:p>
      <text:p text:style-name="P2"/>
      <text:p text:style-name="P1">My mother <text:span text:style-name="T1">has cooked</text:span> a huge paella for lunch</text:p>
      <text:p text:style-name="P1">Mi madre <text:span text:style-name="T1">ha cocinado</text:span> una enorme paella para el almuerzo</text:p>
      <text:p text:style-name="P2">Present Perfect indicative</text:p>
      <text:p text:style-name="P2"/>
      <text:p text:style-name="P1">I didn’t know he <text:span text:style-name="T1">drank</text:span> so much</text:p>
      <text:p text:style-name="P1">No sabía que él <text:span text:style-name="T1">bebiera</text:span> tanto</text:p>
      <text:p text:style-name="P2">Imperfect subjunctive (opinion)</text:p>
      <text:p text:style-name="P2"/>
      <text:p text:style-name="P1">If <text:span text:style-name="T1">you (p) were stronger</text:span> you would have won the annual championship</text:p>
      <text:p text:style-name="P1">Si <text:span text:style-name="T1">fuerais ganarais</text:span> la competencia anual</text:p>
      <text:p text:style-name="P2">Imperfect subjunctive (hypothetical)</text:p>
      <text:p text:style-name="P1"/>
      <text:p text:style-name="P1"><text:span text:style-name="T1">She drives</text:span> at 50 kilometers per hour</text:p>
      <text:p text:style-name="P1"><text:span text:style-name="T1">Conduce</text:span> a 50 kilómetros por hora</text:p>
      <text:p text:style-name="P2">Present indictative (statement)</text:p>
      <text:p text:style-name="P2"/>
      <text:p text:style-name="P1"><text:span text:style-name="T1">I was cooking</text:span> a tortilla for dinner when you (p) broke the door</text:p>
      <text:p text:style-name="P1"><text:span text:style-name="T1">Cocinaba</text:span> una tortilla cuando para la cena cuando rompisteis la puerta</text:p>
      <text:p text:style-name="P2">Imperfect indicative (factual past)</text:p>
      <text:p text:style-name="P2"/>
      <text:p text:style-name="P1">He asked me if <text:span text:style-name="T1">I knew</text:span> how to speak English</text:p>
      <text:p text:style-name="P1">Él me preguntó si <text:span text:style-name="T1">sabía</text:span> hablar inglés</text:p>
      <text:p text:style-name="P2">Imperfect indicative (incomplete past)</text:p>
      <text:p text:style-name="P2"/>
      <text:p text:style-name="P1">He wanted me <text:span text:style-name="T1">to drink</text:span> orange juice</text:p>
      <text:p text:style-name="P1">Quería que <text:span text:style-name="T1">tomara</text:span> jugo de naranja</text:p>
      <text:p text:style-name="P2">Imperfect subjunctive (past hypothetical)</text:p>
      <text:p text:style-name="P2"><text:soft-page-break/></text:p>
      <text:p text:style-name="P1"><text:span text:style-name="T1">I have demanded</text:span> respect this month</text:p>
      <text:p text:style-name="P1"><text:span text:style-name="T1">He exigido</text:span> respeto este mes</text:p>
      <text:p text:style-name="P2">Perfect indicative (recent/ongoing)</text:p>
      <text:p text:style-name="P2"/>
      <text:p text:style-name="P1"><text:span text:style-name="T1">You (p) had</text:span> studied biology when he heard a bark</text:p>
      <text:p text:style-name="P1"><text:span text:style-name="T1">Habíais</text:span> estudiado biología cuando oyó un ladrido</text:p>
      <text:p text:style-name="P2">Perfect indicative (action before action)</text:p>
      <text:p text:style-name="P1"/>
      <text:p text:style-name="P1">You may <text:span text:style-name="T1">be right</text:span> but I don’t agree</text:p>
      <text:p text:style-name="P1">Puede que <text:span text:style-name="T1">tengas razón</text:span> pero no estoy de acuerdo</text:p>
      <text:p text:style-name="P2">Present subjunctive (doubt)</text:p>
      <text:p text:style-name="P2"/>
      <text:p text:style-name="P1">In 2 minutes you (p) <text:span text:style-name="T1">are going</text:span> to school</text:p>
      <text:p text:style-name="P1">En dos minutos <text:span text:style-name="T1">vais</text:span> para escuela</text:p>
      <text:p text:style-name="P2">Present indicative (statement )</text:p>
      <text:p text:style-name="P2"/>
      <text:p text:style-name="P1"><text:span text:style-name="T1">You have</text:span> a good sense of humor</text:p>
      <text:p text:style-name="P1"><text:span text:style-name="T1">Tienes</text:span> un buen sentido del humor</text:p>
      <text:p text:style-name="P2">Present indicative (statement )</text:p>
      <text:p text:style-name="P2"/>
      <text:p text:style-name="P1"><text:span text:style-name="T1">They dance</text:span> in a dance competition every Saturday</text:p>
      <text:p text:style-name="P1"><text:span text:style-name="T1">Bailar</text:span> en una competición de baile los sábados</text:p>
      <text:p text:style-name="P2">Present indicative (statement )</text:p>
      <text:p text:style-name="P2"/>
      <text:p text:style-name="P1">During the summer Brian <text:span text:style-name="T1">runs</text:span> early in the morning</text:p>
      <text:p text:style-name="P1">Durante el verano Brian <text:span text:style-name="T1">corre</text:span> temprano por la mañana</text:p>
      <text:p text:style-name="P2">Present indicative (statement )</text:p>
      <text:p text:style-name="P1"/>
      <text:p text:style-name="P1">If <text:span text:style-name="T1">we had</text:span> finished the book we would be tired</text:p>
      <text:p text:style-name="P1">Si <text:span text:style-name="T1">hubiéramos</text:span> terminado el libro estaríamos cansados</text:p>
      <text:p text:style-name="P2">Past Perfect subjunctive (hypothetical past)</text:p>
      <text:p text:style-name="P2"/>
      <text:p text:style-name="P1">I hope you <text:span text:style-name="T1">have had</text:span> a great day</text:p>
      <text:p text:style-name="P1">Espero que <text:span text:style-name="T1">hayas tenido</text:span> un buen día</text:p>
      <text:p text:style-name="P2">Present Perfect subjunctive (hope)</text:p>
      <text:p text:style-name="P2"/>
      <text:p text:style-name="P1">If I had more money I would buy a house</text:p>
      <text:p text:style-name="P1">Si <text:span text:style-name="T1">tuviera </text:span>mas dinero compraría una casa</text:p>
      <text:p text:style-name="P2">Imperfect subjunctive (past hypothetical)</text:p>
      <text:p text:style-name="P2"/>
      <text:p text:style-name="P1">Maybe <text:span text:style-name="T1">they can</text:span> do it</text:p>
      <text:p text:style-name="P1">Quizás lo <text:span text:style-name="T1">puedan</text:span> hacer</text:p>
      <text:p text:style-name="P2">Present subjunctive (doubt)</text:p>
      <text:p text:style-name="P2"/>
      <text:p text:style-name="P1"><text:span text:style-name="T1">You (p) had filled</text:span> the glass</text:p>
      <text:p text:style-name="P1"><text:span text:style-name="T1">Habíais llenado</text:span> el vaso</text:p>
      <text:p text:style-name="P2">Past Perfect indicative</text:p>
      <text:p text:style-name="P2"/>
      <text:p text:style-name="P1"><text:span text:style-name="T1">I hope</text:span> that you struggle for justice</text:p>
      <text:p text:style-name="P1"><text:span text:style-name="T1">Espero</text:span> que luches por la justicia</text:p>
      <text:p text:style-name="P2">Present indicative</text:p>
      <text:p text:style-name="P2"><text:soft-page-break/></text:p>
      <text:p text:style-name="P1"><text:span text:style-name="T1">There wasn’t</text:span> anyone in the house</text:p>
      <text:p text:style-name="P1"><text:span text:style-name="T1">No había</text:span> nadie en la casa</text:p>
      <text:p text:style-name="P2">Imperfect indicative (general past)</text:p>
      <text:p text:style-name="P2"/>
      <text:p text:style-name="P1">When <text:span text:style-name="T1">I was</text:span> young I used to play guitar</text:p>
      <text:p text:style-name="P1">Cuando <text:span text:style-name="T1">era</text:span> joven <text:span text:style-name="T2">tocaba</text:span> la guitarra.</text:p>
      <text:p text:style-name="P2">Imperfect indicative (past habitual)</text:p>
      <text:p text:style-name="P2"/>
      <text:p text:style-name="P1"><text:span text:style-name="T1">I have always wanted</text:span> to have a dog</text:p>
      <text:p text:style-name="P1"><text:span text:style-name="T1">Siempre he querido</text:span> tener un perro</text:p>
      <text:p text:style-name="P2">Present Perfect indicative</text:p>
      <text:p text:style-name="P1"/>
      <text:p text:style-name="P1">What would you do if <text:span text:style-name="T1">you were</text:span> in my place</text:p>
      <text:p text:style-name="P1">Que harías tú si <text:span text:style-name="T1">estuvieras</text:span> en mi lugar</text:p>
      <text:p text:style-name="P2">Imperfect surtbjunctive (hypothetical)</text:p>
      <text:p text:style-name="P2"/>
      <text:p text:style-name="P1">I wish <text:span text:style-name="T1">you filled</text:span> the bathtub</text:p>
      <text:p text:style-name="P1">Ojalá que <text:span text:style-name="T1">llenaras</text:span> la bañera</text:p>
      <text:p text:style-name="P2">Imperfect subjunctive (emotion - failed expectation)</text:p>
      <text:p text:style-name="P2"/>
      <text:p text:style-name="P1">I hope they can come</text:p>
      <text:p text:style-name="P1">Ojalá <text:span text:style-name="T1">puedan</text:span> venir</text:p>
      <text:p text:style-name="P2">Present subjunctive (doubt)</text:p>
      <text:p text:style-name="P2"/>
      <text:p text:style-name="P1">I wanted my boyfriend <text:span text:style-name="T1">to wear</text:span> a suit to the party</text:p>
      <text:p text:style-name="P1">Yo quería mi novio <text:span text:style-name="T1">llevara un traje a la fiesta</text:span></text:p>
      <text:p text:style-name="P2">Imperfect subjunctive (hypothetical, wanting)</text:p>
      <text:p text:style-name="P1"/>
      <text:p text:style-name="P1">To get my son <text:span text:style-name="T1">to study</text:span> I had to be very patient</text:p>
      <text:p text:style-name="P1">Para conseguir que mi hijo <text:span text:style-name="T1">estudiara</text:span> tuve que muy ser paciente</text:p>
      <text:p text:style-name="P2">Subjunctive imperfect (opinion of past situation)</text:p>
      <text:p text:style-name="P2"/>
      <text:p text:style-name="P1">The situation is worse than <text:span text:style-name="T1">we believed</text:span></text:p>
      <text:p text:style-name="P1">La situación es peor de lo que <text:span text:style-name="T1">creíamos</text:span></text:p>
      <text:p text:style-name="P2">Indicative Imperfect (incomplete past)</text:p>
      <text:p text:style-name="P2"/>
      <text:p text:style-name="P1">Tell them <text:span text:style-name="T1">to call</text:span> me before they go</text:p>
      <text:p text:style-name="P1">Diles que me <text:span text:style-name="T1">llamen</text:span> antes de que se vayan</text:p>
      <text:p text:style-name="P2">Present subjunctive (a request)</text:p>
      <text:p text:style-name="Standard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10:45:12.771813712</meta:creation-date>
    <dc:title>Default</dc:title>
    <meta:editing-duration>PT1M6S</meta:editing-duration>
    <meta:editing-cycles>2</meta:editing-cycles>
    <meta:generator>LibreOffice/7.6.6.3$Linux_X86_64 LibreOffice_project/60$Build-3</meta:generator>
    <meta:initial-creator>Kurt Miller</meta:initial-creator>
    <dc:date>2024-05-09T10:46:18.775676570</dc:date>
    <dc:creator>Kurt Miller</dc:creator>
    <meta:document-statistic meta:table-count="0" meta:image-count="0" meta:object-count="0" meta:page-count="3" meta:paragraph-count="109" meta:word-count="685" meta:character-count="4021" meta:non-whitespace-character-count="3442"/>
    <meta:template xlink:type="simple" xlink:actuate="onRequest" xlink:title="Default" xlink:href="../../../../.config/libreoffice/4/user/template/Default1.ott" meta:date="2024-05-09T10:45:12.267598561"/>
  </office:meta>
</office:document-meta>
</file>